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CAA25E5D8.jpg"/>
  <manifest:file-entry manifest:media-type="image/jpeg" manifest:full-path="Pictures/100000000000012C0000012CBF1F8A4D.jpg"/>
  <manifest:file-entry manifest:media-type="image/jpeg" manifest:full-path="Pictures/100000000000012C0000012CC3BB1D87.jpg"/>
  <manifest:file-entry manifest:media-type="image/jpeg" manifest:full-path="Pictures/100000000000012C0000012C78ADE19F.jpg"/>
  <manifest:file-entry manifest:media-type="image/jpeg" manifest:full-path="Pictures/100000000000012C0000012C6C545BDC.jpg"/>
  <manifest:file-entry manifest:media-type="image/jpeg" manifest:full-path="Pictures/100000000000020B00000153DE52DED0.jpg"/>
  <manifest:file-entry manifest:media-type="image/jpeg" manifest:full-path="Pictures/100000000000012C0000012C8B1BAD64.jpg"/>
  <manifest:file-entry manifest:media-type="image/jpeg" manifest:full-path="Pictures/100000000000012C0000012CAEED79B5.jpg"/>
  <manifest:file-entry manifest:media-type="image/jpeg" manifest:full-path="Pictures/100000000000012C0000012C97E0A043.jpg"/>
  <manifest:file-entry manifest:media-type="image/jpeg" manifest:full-path="Pictures/100000000000012C0000012C10D95B54.jpg"/>
  <manifest:file-entry manifest:media-type="image/jpeg" manifest:full-path="Pictures/100000000000012C0000012C9B0513D2.jpg"/>
  <manifest:file-entry manifest:media-type="image/jpeg" manifest:full-path="Pictures/100000000000012C0000012CEAF86818.jpg"/>
  <manifest:file-entry manifest:media-type="image/jpeg" manifest:full-path="Pictures/100000000000012C0000012C80E7D89D.jpg"/>
  <manifest:file-entry manifest:media-type="image/jpeg" manifest:full-path="Pictures/100000000000012C0000012CA9687FF8.jpg"/>
  <manifest:file-entry manifest:media-type="image/jpeg" manifest:full-path="Pictures/100000000000012C0000012C5BB34646.jpg"/>
  <manifest:file-entry manifest:media-type="image/jpeg" manifest:full-path="Pictures/10000000000000320000003252735B4A.jpg"/>
  <manifest:file-entry manifest:media-type="image/jpeg" manifest:full-path="Pictures/100000000000012C0000012CA6C69EF5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197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.012cm" svg:y="0.053cm" svg:width="3.374cm" svg:height="3.397cm" draw:z-index="0"><draw:image xlink:href="Pictures/100000000000012C0000012C97E0A043.jpg" xlink:type="simple" xlink:show="embed" xlink:actuate="onLoad"/></draw:frame><draw:frame draw:style-name="fr1" draw:name="figuras2" text:anchor-type="paragraph" svg:x="0.065cm" svg:y="5.821cm" svg:width="3.216cm" svg:height="3.053cm" draw:z-index="1"><draw:image xlink:href="Pictures/100000000000012C0000012CC3BB1D87.jpg" xlink:type="simple" xlink:show="embed" xlink:actuate="onLoad"/></draw:frame><draw:frame draw:style-name="fr1" draw:name="figuras3" text:anchor-type="paragraph" svg:x="6.031cm" svg:y="5.565cm" svg:width="3.415cm" svg:height="3.309cm" draw:z-index="2"><draw:image xlink:href="Pictures/100000000000012C0000012CBF1F8A4D.jpg" xlink:type="simple" xlink:show="embed" xlink:actuate="onLoad"/></draw:frame><draw:frame draw:style-name="fr1" draw:name="figuras4" text:anchor-type="paragraph" svg:x="6.177cm" svg:y="-0.026cm" svg:width="3.374cm" svg:height="3.371cm" draw:z-index="3"><draw:image xlink:href="Pictures/100000000000012C0000012C78ADE19F.jpg" xlink:type="simple" xlink:show="embed" xlink:actuate="onLoad"/></draw:frame><draw:frame draw:style-name="fr1" draw:name="figuras5" text:anchor-type="paragraph" svg:x="-0.007cm" svg:y="10.769cm" svg:width="3.473cm" svg:height="3.609cm" draw:z-index="4"><draw:image xlink:href="Pictures/100000000000012C0000012C5BB34646.jpg" xlink:type="simple" xlink:show="embed" xlink:actuate="onLoad"/></draw:frame><draw:frame draw:style-name="fr1" draw:name="figuras6" text:anchor-type="paragraph" svg:x="6.117cm" svg:y="10.663cm" svg:width="3.302cm" svg:height="3.424cm" draw:z-index="5"><draw:image xlink:href="Pictures/100000000000012C0000012CA9687FF8.jpg" xlink:type="simple" xlink:show="embed" xlink:actuate="onLoad"/></draw:frame><draw:frame draw:style-name="fr2" draw:name="figuras7" text:anchor-type="paragraph" svg:width="3.083cm" svg:height="3.08cm" draw:z-index="6"><draw:image xlink:href="Pictures/100000000000012C0000012CAA25E5D8.jpg" xlink:type="simple" xlink:show="embed" xlink:actuate="onLoad"/></draw:frame><draw:frame draw:style-name="fr1" draw:name="figuras8" text:anchor-type="paragraph" svg:x="12.137cm" svg:y="5.345cm" svg:width="3.374cm" svg:height="3.371cm" draw:z-index="7"><draw:image xlink:href="Pictures/100000000000012C0000012CA6C69EF5.jpg" xlink:type="simple" xlink:show="embed" xlink:actuate="onLoad"/></draw:frame><draw:frame draw:style-name="fr1" draw:name="figuras9" text:anchor-type="paragraph" svg:x="12.044cm" svg:y="10.592cm" svg:width="3.381cm" svg:height="3.362cm" draw:z-index="8"><draw:image xlink:href="Pictures/100000000000012C0000012C9B0513D2.jpg" xlink:type="simple" xlink:show="embed" xlink:actuate="onLoad"/></draw:frame><draw:frame draw:style-name="fr1" draw:name="figuras10" text:anchor-type="paragraph" svg:x="0.118cm" svg:y="15.849cm" svg:width="3.295cm" svg:height="3.186cm" draw:z-index="9"><draw:image xlink:href="Pictures/100000000000012C0000012C80E7D89D.jpg" xlink:type="simple" xlink:show="embed" xlink:actuate="onLoad"/></draw:frame><draw:frame draw:style-name="fr1" draw:name="figuras11" text:anchor-type="paragraph" svg:x="5.84cm" svg:y="15.143cm" svg:width="3.526cm" svg:height="3.627cm" draw:z-index="10"><draw:image xlink:href="Pictures/100000000000012C0000012CAEED79B5.jpg" xlink:type="simple" xlink:show="embed" xlink:actuate="onLoad"/></draw:frame><draw:frame draw:style-name="fr1" draw:name="figuras12" text:anchor-type="paragraph" svg:x="18.374cm" svg:y="-0.079cm" svg:width="3.295cm" svg:height="3.159cm" draw:z-index="11"><draw:image xlink:href="Pictures/100000000000012C0000012C6C545BDC.jpg" xlink:type="simple" xlink:show="embed" xlink:actuate="onLoad"/></draw:frame><draw:frame draw:style-name="fr1" draw:name="figuras13" text:anchor-type="paragraph" svg:x="18.394cm" svg:y="5.371cm" svg:width="3.083cm" svg:height="2.921cm" draw:z-index="12"><draw:image xlink:href="Pictures/100000000000012C0000012C8B1BAD64.jpg" xlink:type="simple" xlink:show="embed" xlink:actuate="onLoad"/></draw:frame><draw:frame draw:style-name="fr1" draw:name="figuras14" text:anchor-type="paragraph" svg:x="18.242cm" svg:y="10.486cm" svg:width="3.189cm" svg:height="3.256cm" draw:z-index="13"><draw:image xlink:href="Pictures/100000000000012C0000012C10D95B54.jpg" xlink:type="simple" xlink:show="embed" xlink:actuate="onLoad"/></draw:frame><draw:frame draw:style-name="fr1" draw:name="figuras15" text:anchor-type="paragraph" svg:x="12.058cm" svg:y="15.214cm" svg:width="3.374cm" svg:height="3.318cm" draw:z-index="14"><draw:image xlink:href="Pictures/100000000000012C0000012CEAF86818.jpg" xlink:type="simple" xlink:show="embed" xlink:actuate="onLoad"/></draw:frame><draw:frame draw:style-name="fr1" draw:name="figuras16" text:anchor-type="paragraph" svg:x="17.171cm" svg:y="15.452cm" svg:width="6.033cm" svg:height="3.106cm" draw:z-index="15"><draw:image xlink:href="Pictures/100000000000020B00000153DE52DED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figuras17" text:anchor-type="paragraph" svg:x="0.092cm" svg:y="0.053cm" svg:width="1.323cm" svg:height="1.323cm" draw:z-index="16"><draw:image xlink:href="Pictures/10000000000000320000003252735B4A.jpg" xlink:type="simple" xlink:show="embed" xlink:actuate="onLoad"/></draw:frame><draw:frame draw:style-name="fr1" draw:name="figuras19" text:anchor-type="paragraph" svg:x="12.474cm" svg:y="0.069cm" svg:width="1.323cm" svg:height="1.323cm" draw:z-index="18"><draw:image xlink:href="Pictures/10000000000000320000003252735B4A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s18" text:anchor-type="paragraph" svg:x="0.065cm" svg:y="11.837cm" svg:width="1.323cm" svg:height="1.323cm" draw:z-index="17"><draw:image xlink:href="Pictures/10000000000000320000003252735B4A.jpg" xlink:type="simple" xlink:show="embed" xlink:actuate="onLoad"/></draw:frame><draw:frame draw:style-name="fr1" draw:name="figuras20" text:anchor-type="paragraph" svg:x="12.494cm" svg:y="11.83cm" svg:width="1.296cm" svg:height="1.323cm" draw:z-index="19"><draw:image xlink:href="Pictures/10000000000000320000003252735B4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9:15:41.04</meta:creation-date>
    <dc:date>2014-06-14T17:17:57.73</dc:date>
    <meta:editing-duration>PT44M</meta:editing-duration>
    <meta:editing-cycles>3</meta:editing-cycles>
    <meta:generator>OpenOffice.org/3.4.1$Win32 OpenOffice.org_project/341m1$Build-9593</meta:generator>
    <meta:document-statistic meta:table-count="0" meta:image-count="20" meta:object-count="0" meta:page-count="2" meta:paragraph-count="0" meta:word-count="0" meta:character-count="0"/>
  </office:meta>
</office:document-meta>
</file>